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d1a"/>
    </style:style>
    <style:style style:name="P2" style:family="paragraph" style:parent-style-name="Standard">
      <style:text-properties officeooo:rsid="000b7d1a" officeooo:paragraph-rsid="000b7d1a"/>
    </style:style>
    <style:style style:name="P3" style:family="paragraph" style:parent-style-name="Standard">
      <style:text-properties officeooo:rsid="000ccc37" officeooo:paragraph-rsid="000ccc37"/>
    </style:style>
    <style:style style:name="P4" style:family="paragraph" style:parent-style-name="Standard">
      <style:text-properties officeooo:rsid="000ccc37" officeooo:paragraph-rsid="000cff14"/>
    </style:style>
    <style:style style:name="P5" style:family="paragraph" style:parent-style-name="Standard">
      <style:text-properties fo:font-weight="bold" officeooo:rsid="000ccc37" officeooo:paragraph-rsid="000ccc37" style:font-weight-asian="bold" style:font-weight-complex="bold"/>
    </style:style>
    <style:style style:name="T1" style:family="text">
      <style:text-properties officeooo:rsid="000cf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 app = (function () {</text:p>
      <text:p text:style-name="P1"><text:tab/>let variable = 42;</text:p>
      <text:p text:style-name="P1"/>
      <text:p text:style-name="P1"><text:tab/>function showAlertBox(msg) {</text:p>
      <text:p text:style-name="P1"><text:tab/><text:tab/>alert(msg)</text:p>
      <text:p text:style-name="P1"><text:tab/>}</text:p>
      <text:p text:style-name="P1"/>
      <text:p text:style-name="P1"><text:tab/>showAlertBox(“Hello”);</text:p>
      <text:p text:style-name="P1"/>
      <text:p text:style-name="P1"><text:tab/>return {“show” : showAlertBox, “varA” : varA };</text:p>
      <text:p text:style-name="P2">})();</text:p>
      <text:p text:style-name="P2"/>
      <text:p text:style-name="P2"/>
      <text:p text:style-name="P5">API</text:p>
      <text:p text:style-name="P3">fetch(“address”)</text:p>
      <text:p text:style-name="P3"><text:tab/>.then((response) <text:s/>=&gt; {</text:p>
      <text:p text:style-name="P3"><text:tab/><text:tab/>return response.json();</text:p>
      <text:p text:style-name="P3">})</text:p>
      <text:p text:style-name="P3"><text:tab/>.then((json) =&gt; {</text:p>
      <text:p text:style-name="P3"><text:tab/><text:tab/>console.log(json);</text:p>
      <text:p text:style-name="P4">})</text:p>
      <text:p text:style-name="P4">.<text:span text:style-name="T1">catch(function (err) {</text:span></text:p>
      <text:p text:style-name="P4"><text:tab/><text:span text:style-name="T1">console.log(“Error “ + err.toString());</text:span></text:p>
      <text:p text:style-name="P4"><text:span text:style-name="T1">})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08:29:22.657108560</meta:creation-date>
    <dc:date>2022-01-27T09:10:51.262853276</dc:date>
    <meta:editing-duration>PT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46" meta:character-count="337" meta:non-whitespace-character-count="295"/>
  </office:meta>
</office:document-meta>
</file>